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e "Android Moment" for Humanoid Robots - $8M Seed</text:p>
      <text:p text:style-name="P1"/>
      <text:p text:style-name="P1">Dear [VC Name],</text:p>
      <text:p text:style-name="P1"/>
      <text:p text:style-name="P1">In 2005, VCs passed on Android for $50M. Today: $200B+.</text:p>
      <text:p text:style-name="P1"/>
      <text:p text:style-name="P1">In 2025, the same moment is happening for humanoid robots.</text:p>
      <text:p text:style-name="P1"/>
      <text:p text:style-name="P1">I'm Meir Niv - 70 years old, 45 years in tech. I built a live AI trading system generating 403% returns (verify: meirniv.pythonanywhere.com/orders). That proves AI crossed the threshold from toy to tool.</text:p>
      <text:p text:style-name="P1"/>
      <text:p text:style-name="P1">We're building HaGOLEM - the "Android" for humanoid robots.</text:p>
      <text:p text:style-name="P1"/>
      <text:p text:style-name="P1">Not one application. The PLATFORM that runs on any robot body and enables unlimited applications.</text:p>
      <text:p text:style-name="P1"/>
      <text:p text:style-name="P1">---</text:p>
      <text:p text:style-name="P1"/>
      <text:p text:style-name="P1">WHAT IS A HUMANOID ROBOT (HR)?</text:p>
      <text:p text:style-name="P1"/>
      <text:p text:style-name="P1">A Humanoid Robot (HR) looks and moves like a human - head, two arms, two legs, hands that manipulate objects.</text:p>
      <text:p text:style-name="P1"/>
      <text:p text:style-name="P1">But here's the breakthrough: HR excel at any task that follows established procedures - what we call "by the book" tasks. Cooking recipes, driving rules, security patrols, manufacturing specs, medical protocols.</text:p>
      <text:p text:style-name="P1"/>
      <text:p text:style-name="P1">In 99% of civilian work, there's no need to deviate. HR execute flawlessly, every time, without fatigue or error.</text:p>
      <text:p text:style-name="P1"/>
      <text:p text:style-name="P1">The Magic: Teach one HR a task once. Now millions of HR can perform it perfectly forever.</text:p>
      <text:p text:style-name="P1"/>
      <text:p text:style-name="P1">Gordon Ramsay teaches one HR his Beef Wellington. Now every HR worldwide can cook it exactly like Gordon does. He earns $60 per recipe sale, passively, forever.</text:p>
      <text:p text:style-name="P1"/>
      <text:p text:style-name="P1">---</text:p>
      <text:p text:style-name="P1"/>
      <text:p text:style-name="P1">THE MASSIVE OPPORTUNITY - EVERY INDUSTRY</text:p>
      <text:p text:style-name="P1"/>
      <text:p text:style-name="P1">HaGOLEM's platform transforms every sector:</text:p>
      <text:p text:style-name="P1"/>
      <text:p text:style-name="P1">FOOD ($108B): RoboChef - Michelin meals at home, street food vendors scale 2x, celebrity chefs earn passive income</text:p>
      <text:p text:style-name="P1"/>
      <text:p text:style-name="P1">TRANSPORTATION ($1.5T maritime + automotive): </text:p>
      <text:p text:style-name="P1">- Your HR drives Uber while you work: Buy for $25K, earns $52K/year, pays itself off in 6 months</text:p>
      <text:p text:style-name="P1">- Trucks, buses, boats, ships, planes - HR operates 24/7, never tired</text:p>
      <text:p text:style-name="P1"/>
      <text:p text:style-name="P1">MANUFACTURING ($5T): Bring jobs back from China - 1,000 HR + 10 high-paid Americans = cheaper than Chinese labor. HR manufactures HR (exponential scaling)</text:p>
      <text:p text:style-name="P1"/>
      <text:p text:style-name="P1">CONSTRUCTION ($2T): Zero workplace fatalities. HR works at dangerous heights, operates heavy machinery perfectly</text:p>
      <text:p text:style-name="P1"/>
      <text:p text:style-name="P1">RETAIL (15M US workers): Grocery stores, supermarkets, banks - HR works 24/7, no benefits, no turnover</text:p>
      <text:p text:style-name="P1"/>
      <text:p text:style-name="P1">ELDERLY CARE ($1.6T): Aging crisis solution - 24/7 care, mobility assistance, companionship. Families can finally afford it</text:p>
      <text:p text:style-name="P1"/>
      <text:p text:style-name="P1">SECURITY ($350B): Perimeter patrols, night guards, policing support - never sleeps, perfect vigilance</text:p>
      <text:p text:style-name="P1"/>
      <text:p text:style-name="P1">HEALTHCARE SUPPORT: Patient mobility, wound care, radiology AI, lab work - frees nurses from non-medical tasks</text:p>
      <text:p text:style-name="P1"/>
      <text:p text:style-name="P1">AGRICULTURE: Labor shortage solved - planting, harvesting, greenhouse operations</text:p>
      <text:p text:style-name="P1"/>
      <text:p text:style-name="P1">Plus: Cleaning, tour guides, aviation, and hundreds more applications.</text:p>
      <text:p text:style-name="P1"/>
      <text:p text:style-name="P1">---</text:p>
      <text:p text:style-name="P1"/>
      <text:p text:style-name="P1">OUR STRATEGY: PLATFORM + SPIN-OFFS</text:p>
      <text:p text:style-name="P1"/>
      <text:p text:style-name="P1">Like Microsoft focused on Windows (not every application), we build the best HOS platform:</text:p>
      <text:p text:style-name="P1">- Natural language interface (talk to HR like a human)</text:p>
      <text:p text:style-name="P1">- Pedagogy system (HR learns by watching, like kids watching mom cook)</text:p>
      <text:p text:style-name="P1">- Open platform (thousands of developers build apps)</text:p>
      <text:p text:style-name="P1"/>
      <text:p text:style-name="P1">The Spin-Off Model:</text:p>
      <text:p text:style-name="P1"/>
      <text:p text:style-name="P1">Once an application proves successful (like RoboChef), we spin it off as an independent company:</text:p>
      <text:p text:style-name="P1">- They take equity stake, run it with food business experts (not robotics people)</text:p>
      <text:p text:style-name="P1">- They're free to use any HR hardware (even competitors)</text:p>
      <text:p text:style-name="P1">- We stay focused on platform dominance</text:p>
      <text:p text:style-name="P1">- We take 30% of every transaction</text:p>
      <text:p text:style-name="P1"/>
      <text:p text:style-name="P1">This creates a portfolio of investments while keeping us laser-focused on building the best platform.</text:p>
      <text:p text:style-name="P1"/>
      <text:p text:style-name="P1">Risk Management: When HR market saturates (everyone owns 2+ robots), revenue from our spin-off investments keeps us alive. We have agreements with spin-offs to hire our employees during downturns until we can bring them back.</text:p>
      <text:p text:style-name="P1"/>
      <text:p text:style-name="P1">---</text:p>
      <text:p text:style-name="P1"/>
      <text:p text:style-name="P1">WHY WE'LL WIN</text:p>
      <text:p text:style-name="P1"/>
      <text:p text:style-name="P1">Platform Economics: Winner captures 60-80% of total value. We're building the Android, not just one phone model.</text:p>
      <text:p text:style-name="P1"/>
      <text:p text:style-name="P1">Military Application (Israel + US): </text:p>
      <text:p text:style-name="P1">- Turkey threatens Israel (6x larger, NATO's 2nd strongest army)</text:p>
      <text:p text:style-name="P1">- Israel needs 1 million HR soldiers for survival</text:p>
      <text:p text:style-name="P1">- HR trained by best IDF soldiers, no fear, runs into danger</text:p>
      <text:p text:style-name="P1">- Quantum-encrypted communication (unhackable)</text:p>
      <text:p text:style-name="P1">- US military wants this technology too</text:p>
      <text:p text:style-name="P1"/>
      <text:p text:style-name="P1">Proof I Ship: At 70, I built a live AI trading system in 6 months with 403% returns. If I can beat Wall Street, I can build HaGOLEM.</text:p>
      <text:p text:style-name="P1"/>
      <text:p text:style-name="P1">---</text:p>
      <text:p text:style-name="P1"/>
      <text:p text:style-name="P1">THE ASK</text:p>
      <text:p text:style-name="P1"/>
      <text:p text:style-name="P1"><text:soft-page-break/>$8M seed at $20M pre-money (28.6% equity)</text:p>
      <text:p text:style-name="P1"/>
      <text:p text:style-name="P1">You bring Israeli VC partner ($2-3M of the $8M) who:</text:p>
      <text:p text:style-name="P1">- Accesses Unit 8200 talent (elite Israeli AI engineers)</text:p>
      <text:p text:style-name="P1">- Handles Israeli operations <text:s/></text:p>
      <text:p text:style-name="P1">- You handle US operations</text:p>
      <text:p text:style-name="P1">- Natural US-Israel partnership</text:p>
      <text:p text:style-name="P1"/>
      <text:p text:style-name="P1">Plus: BIRD Foundation $1.5M non-dilutive (US-Israel government program)</text:p>
      <text:p text:style-name="P1"/>
      <text:p text:style-name="P1">Total capital: $9.5M for your $8M investment</text:p>
      <text:p text:style-name="P1"/>
      <text:p text:style-name="P1">---</text:p>
      <text:p text:style-name="P1"/>
      <text:p text:style-name="P1">12-MONTH MILESTONES</text:p>
      <text:p text:style-name="P1"/>
      <text:p text:style-name="P1">- Month 3: HOS working on test robot</text:p>
      <text:p text:style-name="P1">- Month 6: 3 pilot customers committed</text:p>
      <text:p text:style-name="P1">- Month 9: First commercial deployment</text:p>
      <text:p text:style-name="P1">- Month 12: $65K/month revenue flowing</text:p>
      <text:p text:style-name="P1"/>
      <text:p text:style-name="P1">Clear checkpoints. Not blind faith.</text:p>
      <text:p text:style-name="P1"/>
      <text:p text:style-name="P1">---</text:p>
      <text:p text:style-name="P1"/>
      <text:p text:style-name="P1">THE RETURNS</text:p>
      <text:p text:style-name="P1"/>
      <text:p text:style-name="P1">Base case: $2.6B valuation in 5 years (65x return)</text:p>
      <text:p text:style-name="P1"/>
      <text:p text:style-name="P1">NVIDIA case: Jensen Huang is spending billions in Israel RIGHT NOW</text:p>
      <text:p text:style-name="P1">- Buying buildings, acquiring companies, hiring thousands</text:p>
      <text:p text:style-name="P1">- NVIDIA hardware + HaGOLEM software = complete robotics stack <text:s/></text:p>
      <text:p text:style-name="P1">- Acquisition potential: $15-30B in years 5-7</text:p>
      <text:p text:style-name="P1">- Your return: 281-750x</text:p>
      <text:p text:style-name="P1"/>
      <text:p text:style-name="P1">Probability: 30-40% NVIDIA specifically, 70-80% some tech giant acquires us.</text:p>
      <text:p text:style-name="P1"/>
      <text:p text:style-name="P1">---</text:p>
      <text:p text:style-name="P1"/>
      <text:p text:style-name="P1">FULL DETAILS</text:p>
      <text:p text:style-name="P1"/>
      <text:p text:style-name="P1">- Executive Summary: https://www.mayyamw.com/hraimn</text:p>
      <text:p text:style-name="P1">- Complete Story ("For Dummies"): https://www.mayyamw.com/hagolem</text:p>
      <text:p text:style-name="P1">- Technical Documentation: https://github.com/mniv77/RoboChef</text:p>
      <text:p text:style-name="P1">- Live Trading System Proof: meirniv.pythonanywhere.com/orders</text:p>
      <text:p text:style-name="P1"/>
      <text:p text:style-name="P1">Everything you need to evaluate this opportunity.</text:p>
      <text:p text:style-name="P1"/>
      <text:p text:style-name="P1">---</text:p>
      <text:p text:style-name="P1"/>
      <text:p text:style-name="P1">THE BOTTOM LINE</text:p>
      <text:p text:style-name="P1"/>
      <text:p text:style-name="P1">This is the "Android moment" for robots. The platform winner will be decided in the next 12 months.</text:p>
      <text:p text:style-name="P1"/>
      <text:p text:style-name="P1">I'm sending this to 6 top VCs simultaneously. First mover gets best terms.</text:p>
      <text:p text:style-name="P1"/>
      <text:p text:style-name="P1">While you're "evaluating," Founders Fund or Lux Capital might be calling me to close.</text:p>
      <text:p text:style-name="P1"/>
      <text:p text:style-name="P1">Your choice. But choose fast.</text:p>
      <text:p text:style-name="P1"/>
      <text:p text:style-name="P1">Meir Niv <text:s/></text:p>
      <text:p text:style-name="P1">Founder &amp; Chairman, HaGOLEM <text:s/></text:p>
      <text:p text:style-name="P1">45 Years Engineering Experience <text:s/></text:p>
      <text:p text:style-name="P1">Website: https://www.mayyamw.com/hagolem <text:s/></text:p>
      <text:p text:style-name="P1"/>
      <text:p text:style-name="P1">---</text:p>
      <text:p text:style-name="P1"/>
      <text:p text:style-name="P1">P.S. - I'm 70 years old. This is my last big project. I won't live to see another opportunity like this. Neither will you. The window is 12 months. After that, it's too late.</text:p>
      <text:p text:style-name="P1"/>
      <text:p text:style-name="P1">The train is leaving the station. Are you on it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9:56:44.137750200</meta:creation-date>
    <dc:date>2025-11-28T09:59:49.165813100</dc:date>
    <meta:editing-duration>PT3M5S</meta:editing-duration>
    <meta:editing-cycles>1</meta:editing-cycles>
    <meta:document-statistic meta:table-count="0" meta:image-count="0" meta:object-count="0" meta:page-count="2" meta:paragraph-count="99" meta:word-count="941" meta:character-count="5943" meta:non-whitespace-character-count="5087"/>
    <meta:generator>LibreOffice/25.8.3.2$Windows_X86_64 LibreOffice_project/8ca8d55c161d602844f5428fa4b58097424e324e</meta:generator>
  </office:meta>
</office:document-meta>
</file>